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65ffe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style:font-name="Times New Roman" fo:font-size="12pt" style:font-size-asian="12pt" style:font-size-complex="12pt"/>
    </style:style>
    <style:style style:name="P12" style:family="paragraph" style:parent-style-name="Text_20_body">
      <style:text-properties style:font-name="Times New Roman" fo:font-size="12pt" officeooo:paragraph-rsid="00165ffe" style:font-size-asian="12pt" style:font-size-complex="12pt"/>
    </style:style>
    <style:style style:name="P13" style:family="paragraph" style:parent-style-name="Standard">
      <style:paragraph-properties fo:margin-left="1.293cm" fo:margin-right="0cm" fo:text-indent="0cm" style:auto-text-indent="false"/>
    </style:style>
    <style:style style:name="P14" style:family="paragraph" style:parent-style-name="Standard">
      <style:paragraph-properties fo:margin-left="1.293cm" fo:margin-right="0cm" fo:text-indent="0cm" style:auto-text-indent="false"/>
      <style:text-properties style:font-name="Times New Roman" fo:font-size="12pt" officeooo:paragraph-rsid="00165ffe" style:font-size-asian="12pt" style:font-size-complex="12pt"/>
    </style:style>
    <style:style style:name="P15" style:family="paragraph" style:parent-style-name="Text_20_body" style:list-style-name="L1">
      <style:text-properties style:font-name="Times New Roman" fo:font-size="12pt" officeooo:rsid="00165ffe" officeooo:paragraph-rsid="00165ffe" style:font-size-asian="12pt" style:font-size-complex="12pt"/>
    </style:style>
    <style:style style:name="P16" style:family="paragraph" style:parent-style-name="Text_20_body" style:list-style-name="L2">
      <style:paragraph-properties>
        <style:tab-stops/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pt" fo:country="BR" officeooo:paragraph-rsid="00165ffe" style:font-size-asian="12pt" style:font-size-complex="12pt"/>
    </style:style>
    <style:style style:name="P18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pt" fo:country="BR" fo:font-weight="normal" officeooo:paragraph-rsid="001808df" style:font-size-asian="12pt" style:font-weight-asian="normal" style:font-size-complex="12pt" style:font-weight-complex="normal"/>
    </style:style>
    <style:style style:name="P19" style:family="paragraph" style:parent-style-name="Text_20_body" style:list-style-name="L2">
      <style:paragraph-properties>
        <style:tab-stops/>
      </style:paragraph-properties>
    </style:style>
    <style:style style:name="P2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165ff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normal" officeooo:rsid="00165ffe" style:font-weight-asian="normal" style:font-weight-complex="normal"/>
    </style:style>
    <style:style style:name="T6" style:family="text">
      <style:text-properties style:font-name="Times New Roman" fo:font-weight="normal" officeooo:rsid="00168631" style:font-weight-asian="normal" style:font-weight-complex="normal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65ffe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pt" fo:country="BR" fo:font-weight="normal" officeooo:rsid="00165ffe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5ffe" style:font-weight-asian="normal" style:font-weight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165ffe" style:font-size-asian="18pt" style:font-size-complex="18pt"/>
    </style:style>
    <style:style style:name="T17" style:family="text">
      <style:text-properties officeooo:rsid="0016863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mória Virtual<text:line-break/><text:span text:style-name="T15">Caso de uso: </text:span><text:span text:style-name="T16">Versionamento dos B</text:span><text:span text:style-name="T15">ens Patrimoniais</text:span></text:p>
      <text:p text:style-name="P10"/>
      <text:h text:style-name="Heading_20_1" text:outline-level="1">Breve Descrição</text:h>
      <text:p text:style-name="P12">Esse caso de uso <text:span text:style-name="T1">trata do versionamento dos bens patrimoniais, </text:span>para que possam estar disponíveis para o usuário <text:span text:style-name="T1">as informações sobre as alterações do bem</text:span>.</text:p>
      <text:p text:style-name="P11"/>
      <text:h text:style-name="Heading_20_1" text:outline-level="1">Breve Descrição dos Atores</text:h>
      <text:p text:style-name="P9"><text:span text:style-name="T4"><text:tab/>- </text:span><text:span text:style-name="T6">Catalogador</text:span><text:span text:style-name="T4">: </text:span><text:span text:style-name="T5">Salva as informa</text:span><text:span text:style-name="T8">ções alteradas do bem patrimonial a cada mudança</text:span><text:span text:style-name="T7">.</text:span></text:p>
      <text:p text:style-name="P8"/>
      <text:h text:style-name="Heading_20_1" text:outline-level="1">Pré-condições</text:h>
      <text:list xml:id="list1874375525812071902" text:style-name="L1">
        <text:list-item>
          <text:p text:style-name="P15">O <text:s/>usuário faz uma altera<text:span text:style-name="T13">ç</text:span>ão num bem patrimonial.</text:p>
        </text:list-item>
      </text:list>
      <text:p text:style-name="P11"/>
      <text:h text:style-name="Heading_20_1" text:outline-level="1">Fluxo Básico de Eventos</text:h>
      <text:list xml:id="list4576770611450532981" text:style-name="L2">
        <text:list-item>
          <text:p text:style-name="P16">O usuário <text:span text:style-name="T1">edita</text:span> <text:span text:style-name="T1">um</text:span> Be<text:span text:style-name="T1">m</text:span> Patrimonia<text:span text:style-name="T1">l</text:span>;</text:p>
        </text:list-item>
        <text:list-item>
          <text:p text:style-name="P16">O sistema <text:span text:style-name="T1">grava em uma tabela de log os campos alterados</text:span>;</text:p>
        </text:list-item>
        <text:list-item>
          <text:p text:style-name="P19"><text:span text:style-name="T9">O caso</text:span><text:span text:style-name="T10"> de uso é encerrado.</text:span></text:p>
        </text:list-item>
      </text:list>
      <text:p text:style-name="P5"/>
      <text:h text:style-name="Heading_20_1" text:outline-level="1">Pós-Condições</text:h>
      <text:p text:style-name="P14">Fluxo Básico: O<text:span text:style-name="T1">s dados alterados do</text:span> bem patrimonial <text:span text:style-name="T1">s</text:span><text:span text:style-name="T12">ão gravados com sucesso na base de dados</text:span> ;</text:p>
      <text:p text:style-name="P7"/>
      <text:h text:style-name="Heading_20_1" text:outline-level="1">Requisitos Especiais</text:h>
      <text:list xml:id="list1948868081532434304" text:style-name="L3">
        <text:list-item>
          <text:list>
            <text:list-item>
              <text:p text:style-name="P17">Log de alterações: O sistema deve guardar em um campo “Usuário”, o nome de usuário que efetuou a <text:span text:style-name="T1">altera</text:span><text:span text:style-name="T14">ç</text:span><text:span text:style-name="T1">ão</text:span> do bem patrimonial, e o mesmo deve aparecer, em campo <text:span text:style-name="T11">não editável</text:span><text:span text:style-name="T13">, </text:span><text:span text:style-name="T14">em uma tabela posteriormente pa</text:span><text:span text:style-name="T13">r</text:span><text:span text:style-name="T14">a o tal bem patrimonial</text:span><text:span text:style-name="T13">;</text:span></text:p>
            </text:list-item>
            <text:list-item>
              <text:p text:style-name="P18"><text:span text:style-name="T17">Data/Hora</text:span> d<text:span text:style-name="T17">a</text:span> altera<text:span text:style-name="T1">ção</text:span>: Além do “Usuário”, o sistema deverá guardar a <text:span text:style-name="T1">data de alteração</text:span>.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font-family="Verdana, Verdana" style:font-family-generic="swiss" fo:language="pt" fo:country="BR" style:font-name-asian="Verdana" style:font-family-asian="Verdana, Verdana" style:font-family-generic-asian="swiss" style:font-name-complex="Verdana" style:font-family-complex="Verdana, Verdana" style:font-family-generic-complex="swiss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377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officeooo:rsid="00165ffe"/>
    </style:style>
    <style:style style:name="M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/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<text:span text:style-name="MT1">14</text:span>/0<text:span text:style-name="MT1">4</text:span>/1<text:span text:style-name="MT1">5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2">ICMC-USP</text:span>, <text:date style:data-style-name="N106" text:date-value="2015-04-22T14:48:57.900085304">2015</text:date></text:p>
            </table:table-cell>
            <table:table-cell table:style-name="Tabela1.A1" office:value-type="string">
              <text:p text:style-name="MP5"><text:span text:style-name="MT3">Página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92</meta:editing-cycles>
    <meta:editing-duration>PT9H10M33S</meta:editing-duration>
    <meta:generator>LibreOffice/4.4.0.2$Linux_X86_64 LibreOffice_project/40m0$Build-2</meta:generator>
    <dc:date>2015-04-22T14:48:57.769845975</dc:date>
    <meta:document-statistic meta:table-count="2" meta:image-count="0" meta:object-count="0" meta:page-count="1" meta:paragraph-count="22" meta:word-count="192" meta:character-count="1122" meta:non-whitespace-character-count="959"/>
  </office:meta>
</office:document-meta>
</file>